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2"/>
    <style:style style:name="P4" style:family="paragraph" style:parent-style-name="Standard">
      <style:paragraph-properties fo:margin-left="0cm" fo:margin-right="-0.101cm" fo:text-indent="0cm" style:auto-text-indent="false"/>
    </style:style>
    <style:style style:name="P5" style:family="paragraph" style:parent-style-name="Standard">
      <style:paragraph-properties fo:margin-left="0cm" fo:margin-right="-0.101cm" fo:text-indent="0cm" style:auto-text-indent="false"/>
      <style:text-properties officeooo:paragraph-rsid="00046bab"/>
    </style:style>
    <style:style style:name="P6" style:family="paragraph" style:parent-style-name="Standard">
      <style:paragraph-properties fo:margin-left="0cm" fo:margin-right="-0.101cm" fo:text-indent="0cm" style:auto-text-indent="false"/>
      <style:text-properties officeooo:rsid="00060f8c" officeooo:paragraph-rsid="00060f8c"/>
    </style:style>
    <style:style style:name="T1" style:family="text">
      <style:text-properties officeooo:rsid="00046b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apport de Projet Rapide</text:h>
      <text:p text:style-name="Standard"/>
      <text:h text:style-name="Heading_20_2" text:outline-level="2">Nom1 :<text:span text:style-name="T1">MOUQUET Anatole</text:span></text:h>
      <text:h text:style-name="Heading_20_2" text:outline-level="2">Nom2 :<text:span text:style-name="T1">KAYA Firat</text:span></text:h>
      <text:p text:style-name="Standard"/>
      <text:h text:style-name="Heading_20_2" text:outline-level="2">Structure Polynôme (Répondez juste par OUI ou NON)</text:h>
      <text:list xml:id="list1759521792" text:style-name="WWNum1">
        <text:list-item>
          <text:p text:style-name="P2">Construction Polynôme<text:tab/>: <text:span text:style-name="T1">OUI</text:span></text:p>
        </text:list-item>
        <text:list-item>
          <text:p text:style-name="P2">Ajout Monome<text:tab/><text:tab/>:<text:span text:style-name="T1">OUI</text:span></text:p>
        </text:list-item>
        <text:list-item>
          <text:p text:style-name="P2">Affiche Polynôme<text:tab/><text:tab/>:<text:span text:style-name="T1">OUI</text:span></text:p>
        </text:list-item>
        <text:list-item>
          <text:p text:style-name="P2">Somme<text:tab/><text:tab/><text:tab/>:<text:span text:style-name="T1">OUI</text:span></text:p>
        </text:list-item>
        <text:list-item>
          <text:p text:style-name="P2">Produit<text:tab/><text:tab/><text:tab/>:<text:span text:style-name="T1">OUI</text:span></text:p>
        </text:list-item>
        <text:list-item>
          <text:p text:style-name="P2">Derive<text:tab/><text:tab/><text:tab/><text:tab/>:<text:span text:style-name="T1">OUI</text:span></text:p>
        </text:list-item>
      </text:list>
      <text:p text:style-name="Standard"/>
      <text:h text:style-name="Heading_20_2" text:outline-level="2">Programme (Répondez juste par OUI ou NON)</text:h>
      <text:list xml:id="list3732943201" text:style-name="WWNum2">
        <text:list-item>
          <text:p text:style-name="P3">Compile sans erreur<text:tab/><text:tab/><text:tab/><text:tab/><text:tab/><text:tab/><text:tab/>:<text:span text:style-name="T1">OUI</text:span></text:p>
        </text:list-item>
        <text:list-item>
          <text:p text:style-name="P3">Affiche un Menu<text:tab/><text:tab/><text:tab/><text:tab/><text:tab/><text:tab/><text:tab/>:<text:span text:style-name="T1">OUI</text:span></text:p>
        </text:list-item>
        <text:list-item>
          <text:p text:style-name="P3">Permet de saisir et sauver un polynome avec un nom<text:tab/><text:tab/>:<text:span text:style-name="T1">OUI</text:span></text:p>
        </text:list-item>
        <text:list-item>
          <text:p text:style-name="P3">Permet d’afficher un polynome sauvé précédemment<text:tab/><text:tab/>:<text:span text:style-name="T1">OUI</text:span></text:p>
        </text:list-item>
        <text:list-item>
          <text:p text:style-name="P3">Permet de sommer deux polynomes sauvés précédemment<text:tab/>:<text:span text:style-name="T1">OUI</text:span></text:p>
        </text:list-item>
        <text:list-item>
          <text:p text:style-name="P3">Permet de sauver la somme de deux polynomes avec un nom<text:bookmark text:name="_GoBack"/><text:tab/>:<text:span text:style-name="T1">OUI</text:span></text:p>
        </text:list-item>
      </text:list>
      <text:p text:style-name="Standard"/>
      <text:h text:style-name="Heading_20_2" text:outline-level="2">Commetaires Additionnels. : </text:h>
      <text:p text:style-name="P4">Indiquer ici de façon succinte tout ce que voulez : fonctionnalités additionnelles implémetées avec succès/ qui marchent un peu / pas du tout. Diffcultés rencontrées/ …</text:p>
      <text:p text:style-name="P5"/>
      <text:p text:style-name="P5"/>
      <text:p text:style-name="P5">fonctionnalités additionnelles implémetées :</text:p>
      <text:p text:style-name="P5"><text:tab/><text:span text:style-name="T1">produit de convolution</text:span></text:p>
      <text:p text:style-name="P5"><text:tab/><text:span text:style-name="T1">obtention d’une primitive</text:span></text:p>
      <text:p text:style-name="P5"><text:tab/><text:span text:style-name="T1">entré et sortie dans le domaine de Laplace avec prise en charge de l’affichage et maintient des autres fonction dans ce domaine.</text:span></text:p>
      <text:p text:style-name="P5"/>
      <text:p text:style-name="P5"/>
      <text:p text:style-name="P5"><text:tab/></text:p>
      <text:p text:style-name="P5">qui marchent un peu :</text:p>
      <text:p text:style-name="P5"><text:tab/><text:span text:style-name="T1">l’interface peut ne pas marcher celon les compilateur/ordinateur ce n’est pas une erreur de code, il saute le scanf dans la boucle do...while une fois sur deux de maniere systematique mais affiche quand meme 2 prints comme si il avait effectuer la boucle une fois. Cela n’est pas bien grave pour les choix 1,2 et 3 mais cela cache l’index du choix 4 ce qui rend la manipulation de polynome par l’interface impossible (le choix 5 dépendant du 4…).</text:span></text:p>
      <text:p text:style-name="P5"><text:tab/><text:span text:style-name="T1">il y a 3 warning sur les formatages de 3 scanf, c’est par ce qu’il n’y a pas de format pour les types polynome*(*)(polynome*p) et le warning revient meme avec un pointeur général.Au final, le format%llx est reste. </text:span></text:p>
      <text:p text:style-name="P5"/>
      <text:p text:style-name="P5"/>
      <text:p text:style-name="P5"><text:tab/></text:p>
      <text:p text:style-name="P6">difficultés :</text:p>
      <text:p text:style-name="P6"><text:soft-page-break/><text:tab/>le débuggage c’est avéré plus long que prévu (+ de 20h) car il a souvent fallut faire un travail de recherche de la documentation adéquate puis d’experimentation des solutions possibles. Ou alors ce n’est pas une erreur de code et il a fallut passé du temps à étudier la fonction gdb pour trouver le probleme.</text:p>
      <text:p text:style-name="P6"/>
      <text:p text:style-name="P6"><text:tab/>nous concevons qu’un index des pointeurs soient moches est fastidieux mais nous n’avons pas trouvé de moyen simple de saisir le nom d’une fonction dans un scanf sans refaire à la main une fonction de lecture de string avec un formatage à la main.(il a été envisagé de posé le calcul dans un fichier texte à part mais de nouveau problèmes se posent alors).</text:p>
      <text:p text:style-name="P6"/>
      <text:p text:style-name="P6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fr" fo:country="FR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2pt" fo:language="fr" fo:country="FR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rosoft Office User</meta:initial-creator>
    <meta:editing-cycles>5</meta:editing-cycles>
    <meta:creation-date>2021-12-31T09:45:00</meta:creation-date>
    <dc:date>2022-01-02T23:20:52.173000000</dc:date>
    <meta:editing-duration>PT7M8S</meta:editing-duration>
    <meta:generator>LibreOffice/7.1.3.2$Windows_X86_64 LibreOffice_project/47f78053abe362b9384784d31a6e56f8511eb1c1</meta:generator>
    <meta:document-statistic meta:table-count="0" meta:image-count="0" meta:object-count="0" meta:page-count="2" meta:paragraph-count="31" meta:word-count="403" meta:character-count="2335" meta:non-whitespace-character-count="1939"/>
    <meta:user-defined meta:name="AppVersion">16.0000</meta:user-defined>
    <meta:template xlink:type="simple" xlink:actuate="onRequest" xlink:title="Normal.dotm" xlink:href=""/>
  </office:meta>
</office:document-meta>
</file>